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StarSymbol1" svg:font-family="Star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Times New Roman1" svg:font-family="'Times New Roman'" style:font-family-generic="swiss" style:font-pitch="variable"/>
  </office:font-face-decls>
  <office:automatic-styles>
    <style:style style:name="Tabelle1" style:family="table" style:master-page-name="First_20_Page">
      <style:table-properties style:width="16.503cm" style:page-number="0" table:align="left" style:writing-mode="lr-tb"/>
    </style:style>
    <style:style style:name="Tabelle1.A" style:family="table-column">
      <style:table-column-properties style:column-width="16.503cm"/>
    </style:style>
    <style:style style:name="Tabelle1.1" style:family="table-row">
      <style:table-row-properties style:row-height="5.502cm"/>
    </style:style>
    <style:style style:name="Tabelle1.A1" style:family="table-cell">
      <style:table-cell-properties style:vertical-align="bottom" fo:padding="0cm" fo:border="none"/>
    </style:style>
    <style:style style:name="Tabelle2" style:family="table">
      <style:table-properties style:width="16.503cm" table:align="left" style:writing-mode="lr-tb"/>
    </style:style>
    <style:style style:name="Tabelle2.A" style:family="table-column">
      <style:table-column-properties style:column-width="1.501cm"/>
    </style:style>
    <style:style style:name="Tabelle2.B" style:family="table-column">
      <style:table-column-properties style:column-width="15.002cm"/>
    </style:style>
    <style:style style:name="Tabelle2.1" style:family="table-row">
      <style:table-row-properties style:row-height="1.101cm"/>
    </style:style>
    <style:style style:name="Tabelle2.A1" style:family="table-cell">
      <style:table-cell-properties style:vertical-align="top" fo:padding="0cm" fo:border="none"/>
    </style:style>
    <style:style style:name="Tabelle2.2" style:family="table-row">
      <style:table-row-properties style:row-height="0.9cm"/>
    </style:style>
    <style:style style:name="Tabelle2.A2" style:family="table-cell">
      <style:table-cell-properties style:vertical-align="bottom" fo:padding="0cm" fo:border="none"/>
    </style:style>
    <style:style style:name="Tabelle2.B2" style:family="table-cell" style:data-style-name="N100">
      <style:table-cell-properties style:vertical-align="top" fo:padding="0cm" fo:border="none"/>
    </style:style>
    <style:style style:name="Tabelle2.3" style:family="table-row">
      <style:table-row-properties style:row-height="2.401cm"/>
    </style:style>
    <style:style style:name="Tabelle2.4" style:family="table-row">
      <style:table-row-properties style:row-height="5.001cm"/>
    </style:style>
    <style:style style:name="Tabelle2.5" style:family="table-row">
      <style:table-row-properties style:row-height="0.986cm"/>
    </style:style>
    <style:style style:name="Tabelle2.7" style:family="table-row">
      <style:table-row-properties style:row-height="0.977cm"/>
    </style:style>
    <style:style style:name="Tabelle3" style:family="table">
      <style:table-properties style:width="16.51cm" fo:margin-left="0cm" fo:margin-right="-0.012cm" table:align="margins" style:writing-mode="lr-tb"/>
    </style:style>
    <style:style style:name="Tabelle3.A" style:family="table-column">
      <style:table-column-properties style:column-width="3.094cm" style:rel-column-width="12283*"/>
    </style:style>
    <style:style style:name="Tabelle3.B" style:family="table-column">
      <style:table-column-properties style:column-width="13.416cm" style:rel-column-width="53252*"/>
    </style:style>
    <style:style style:name="Tabelle3.A1" style:family="table-cell">
      <style:table-cell-properties fo:padding="0.097cm" fo:border="none"/>
    </style:style>
    <style:style style:name="P1" style:family="paragraph" style:parent-style-name="Header">
      <style:paragraph-properties fo:padding="0cm" fo:border="none"/>
    </style:style>
    <style:style style:name="P2" style:family="paragraph" style:parent-style-name="Standard">
      <style:paragraph-properties fo:margin-left="0cm" fo:margin-right="-0.191cm" fo:text-indent="0cm" style:auto-text-indent="false"/>
    </style:style>
    <style:style style:name="P3" style:family="paragraph" style:parent-style-name="Standard">
      <style:paragraph-properties fo:margin-left="0cm" fo:margin-right="-0.191cm" fo:text-align="start" style:justify-single-word="false" fo:text-indent="0cm" style:auto-text-indent="false"/>
    </style:style>
    <style:style style:name="P4" style:family="paragraph" style:parent-style-name="Standard">
      <style:paragraph-properties fo:margin-left="1cm" fo:margin-right="-0.191cm" fo:text-indent="0cm" style:auto-text-indent="false"/>
    </style:style>
    <style:style style:name="P5" style:family="paragraph" style:parent-style-name="Standard">
      <style:paragraph-properties fo:margin-left="0.979cm" fo:margin-right="0cm" fo:text-indent="0cm" style:auto-text-indent="false"/>
    </style:style>
    <style:style style:name="P6" style:family="paragraph" style:parent-style-name="Standard">
      <style:text-properties style:letter-kerning="true"/>
    </style:style>
    <style:style style:name="P7" style:family="paragraph" style:parent-style-name="Inhalt_20_Abschluss">
      <style:paragraph-properties>
        <style:tab-stops>
          <style:tab-stop style:position="0cm"/>
          <style:tab-stop style:position="15.743cm" style:type="right" style:leader-style="dotted" style:leader-text="."/>
        </style:tab-stops>
      </style:paragraph-properties>
    </style:style>
    <style:style style:name="P8" style:family="paragraph" style:parent-style-name="Contents_20_1">
      <style:paragraph-properties>
        <style:tab-stops>
          <style:tab-stop style:position="17.258cm" style:type="right" style:leader-style="dotted" style:leader-text="."/>
        </style:tab-stops>
      </style:paragraph-properties>
    </style:style>
    <style:style style:name="P9" style:family="paragraph" style:parent-style-name="Contents_20_2">
      <style:paragraph-properties>
        <style:tab-stops>
          <style:tab-stop style:position="17.247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text-properties fo:font-style="italic" style:font-style-asian="italic" style:font-style-complex="italic"/>
    </style:style>
    <style:style style:name="P12" style:family="paragraph">
      <style:paragraph-properties text:enable-numbering="false" fo:margin-left="0cm" fo:margin-right="0cm" fo:margin-top="0cm" fo:margin-bottom="0cm" fo:line-height="100%" fo:text-align="center" fo:text-indent="0cm"/>
    </style:style>
    <style:style style:name="P13" style:family="paragraph">
      <style:paragraph-properties text:enable-numbering="false" fo:margin-left="0cm" fo:margin-right="0cm" fo:margin-top="0cm" fo:margin-bottom="0cm" fo:line-height="100%" fo:text-align="center" fo:text-indent="0cm"/>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style="italic" style:font-style-asian="italic" style:font-style-complex="italic"/>
    </style:style>
    <style:style style:name="T2" style:family="text">
      <style:text-properties style:font-name="Arial" style:font-name-asian="Times New Roman" style:font-name-complex="Times New Roman"/>
    </style:style>
    <style:style style:name="T3" style:family="text">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solid" svg:stroke-width="0.3cm" svg:stroke-color="#808080" draw:marker-start-width="0.651cm" draw:marker-start-center="false" draw:marker-end="Rounded_20_short_20_Arrow" draw:marker-end-width="0.651cm" draw:marker-end-center="false" draw:fill="none" draw:fill-color="#00b8ff" draw:textarea-horizontal-align="center" draw:textarea-vertical-align="middle" fo:padding-top="0.15cm" fo:padding-bottom="0.15cm" fo:padding-left="0.15cm" fo:padding-right="0.1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style-name="Tabelle1.1">
          <table:table-cell table:style-name="Tabelle1.A1" office:value-type="string">
            <text:p text:style-name="Dok_20_Titel"><text:reference-mark-start text:name="DokTitel"/>MsgText<text:reference-mark-end text:name="DokTitel"/></text:p>
          </table:table-cell>
        </table:table-row>
      </table:table>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Dok_20_Art"><text:reference-mark-start text:name="DokArt"/>Manual<text:reference-mark-end text:name="DokArt"/></text:p>
          </table:table-cell>
          <table:covered-table-cell/>
        </table:table-row>
        <table:table-row table:style-name="Tabelle2.2">
          <table:table-cell table:style-name="Tabelle2.A2" office:value-type="string">
            <text:p text:style-name="P2">Version:</text:p>
          </table:table-cell>
          <table:table-cell table:style-name="Tabelle2.B2" office:value-type="float" office:value="1.1">
            <text:p text:style-name="P3">2.01</text:p>
          </table:table-cell>
        </table:table-row>
        <table:table-row table:style-name="Tabelle2.3">
          <table:table-cell table:style-name="Tabelle2.A2" table:number-columns-spanned="2" office:value-type="string">
            <text:p text:style-name="P2">Longterm Preservation of E-Mail</text:p>
            <text:p text:style-name="P2">A Program for converting <text:span text:style-name="T1">.msg </text:span>files to <text:span text:style-name="T1">.txt </text:span>files and extracting the attachments</text:p>
          </table:table-cell>
          <table:covered-table-cell/>
        </table:table-row>
        <table:table-row table:style-name="Tabelle2.4">
          <table:table-cell table:style-name="Tabelle2.A1" table:number-columns-spanned="2" office:value-type="string">
            <text:p text:style-name="P4"><text:span text:style-name="T1">MsgText</text:span> is published by the copyright owner under the GNU GPL</text:p>
            <text:p text:style-name="P4">(v. <text:a xlink:type="simple" xlink:href="http://www.gnu.org/licenses/gpl.txt">http://www.gnu.org/licenses/gpl.txt</text:a>).</text:p>
            <text:p text:style-name="P4">It can be downloaded from <text:a xlink:type="simple" xlink:href="http://www.enterag.ch/downloads/">http://www.enterag.ch/downloads/</text:a>.</text:p>
            <text:p text:style-name="P4">For negotiating a license not subjected to the restrictions of the GNU GPL, please contact the copyright owner.</text:p>
            <text:p text:style-name="P4"/>
          </table:table-cell>
          <table:covered-table-cell/>
        </table:table-row>
        <table:table-row table:style-name="Tabelle2.5">
          <table:table-cell table:style-name="Tabelle2.A2" table:number-columns-spanned="2" office:value-type="string">
            <text:p text:style-name="P2">Copyright 2007, 2009, Enter AG, Zurich</text:p>
          </table:table-cell>
          <table:covered-table-cell/>
        </table:table-row>
        <table:table-row table:style-name="Tabelle2.4">
          <table:table-cell table:style-name="Tabelle2.A1" table:number-columns-spanned="2" office:value-type="string">
            <text:p text:style-name="P4">This manual is published by the copyright owner under the GNU FDL</text:p>
            <text:p text:style-name="P4">(v. <text:a xlink:type="simple" xlink:href="http://www.gnu.org/licenses/fdl.txt">http://www.gnu.org/licenses/fdl.txt</text:a>).</text:p>
            <text:p text:style-name="P5"/>
          </table:table-cell>
          <table:covered-table-cell/>
        </table:table-row>
        <table:table-row table:style-name="Tabelle2.7">
          <table:table-cell table:style-name="Tabelle2.A2" table:number-columns-spanned="2" office:value-type="string">
            <text:p text:style-name="Titelblatt_5f_Datum"/>
          </table:table-cell>
          <table:covered-table-cell/>
        </table:table-row>
        <table:table-row table:style-name="Tabelle2.7">
          <table:table-cell table:style-name="Tabelle2.A2" table:number-columns-spanned="2" office:value-type="string">
            <text:p text:style-name="Standard">Autor: <text:bookmark-start text:name="author"/>Dr. sc. math. Hartwig Thomas<text:bookmark-end text:name="author"/>, Enter AG</text:p>
          </table:table-cell>
          <table:covered-table-cell/>
        </table:table-row>
      </table:table>
      <text:p text:style-name="P6"><text:soft-page-break/><text:reference-ref text:reference-format="text" text:ref-name="DokTitel">MsgText</text:reference-ref></text:p>
      <text:p text:style-name="Dok_20_Art_20_folgend"><text:reference-ref text:reference-format="text" text:ref-name="DokArt">Manual</text:reference-ref></text:p>
      <text:p text:style-name="Inhaltsverzeichnis">Table of Contents</text:p>
      <text:table-of-content text:style-name="Sect1" text:protected="true" text:name="Inhaltsverzeichni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index-source-styles text:outline-level="4">
            <text:index-source-style text:style-name="Contents_20_4"/>
          </text:index-source-styles>
        </text:table-of-content-source>
        <text:index-body>
          <text:p text:style-name="P8">1 Purpose<text:tab/>2</text:p>
          <text:p text:style-name="P9">1.1 Why .msg-Files?<text:tab/>2</text:p>
          <text:p text:style-name="P9">1.2 Mail Formats Suitable For Long-Term Preservation<text:tab/>3</text:p>
          <text:p text:style-name="P9">1.3 User Interface<text:tab/>3</text:p>
          <text:p text:style-name="P8">2 Prerequisites<text:tab/>4</text:p>
          <text:p text:style-name="P8">3 Installation<text:tab/>4</text:p>
          <text:p text:style-name="P8">4 Usage<text:tab/>4</text:p>
          <text:p text:style-name="P8">5 Function<text:tab/>5</text:p>
          <text:p text:style-name="P8">6 Distribution<text:tab/>5</text:p>
          <text:p text:style-name="P8">7 Development<text:tab/>5</text:p>
        </text:index-body>
      </text:table-of-content>
      <text:p text:style-name="P7">f</text:p>
      <text:p text:style-name="Standard"/>
      <text:h text:style-name="Heading_20_1" text:outline-level="1">Purpose</text:h>
      <text:p text:style-name="Standard">When attempting to convert records of a government administration into a format suitable for long-term preservation, the problem of converting <text:span text:style-name="T1">.msg</text:span>-files into a non-proprietary format was encountered.</text:p>
      <text:p text:style-name="Standard">This led to the development of the program <text:span text:style-name="T1">MsgText</text:span>, which addresses this problem.</text:p>
      <text:h text:style-name="Heading_20_2" text:outline-level="2">Why <text:span text:style-name="T1">.msg</text:span>-Files?</text:h>
      <text:p text:style-name="Standard">Many mail messages in large institutions today are generated and stored using Microsoft Outlook. This mail client uses various storage media for messages – e.g. local <text:span text:style-name="T1">.ps</text:span>-files, accounts on an Exchange Server, etc.</text:p>
      <text:p text:style-name="Standard">When storing mail externally in the Windows file system using Microsoft Outlook, the standard format of­fered is a <text:span text:style-name="T1">.msg</text:span>-file. This has the advantage, that the complete message (messa­ge header, message body, sender, recipients, HTML-body, attachments) ist stored in one file, whereas storing mail as a <text:span text:style-name="T1">.txt</text:span>-file only stores the message body as text.</text:p>
      <text:p text:style-name="Standard">It is fairly easy, to write programs, that will extract messages from Microsoft Outlook folders and store them externally as <text:span text:style-name="T1">.msg</text:span>-files in the file system. Such scripts need to address the various security restrictions that surround e-mail. One such program was developed by Enter AG and is called <text:span text:style-name="Emphasis">MsgExport</text:span>.</text:p>
      <text:p text:style-name="Standard">In addition some records management systems – typically used by government administration – store mail in the form of <text:span text:style-name="T1">.msg</text:span>-files. When converting the content of such a records manage­ment system to formats suitable for long-term preservation, these <text:span text:style-name="T1">.msg</text:span>-files must be converted into a more reasonable format.</text:p>
      <text:p text:style-name="Standard">It is desirable, to separate the extraction of <text:span text:style-name="T1">.msg</text:span>-files from Microsoft Outlook storage from the conversion of <text:span text:style-name="T1">.msg</text:span>-files to formats more suitable for long-term preservation. The latter activity is not hampered by security problems. The program <text:span text:style-name="T1">MsgText</text:span> was created for this purpose. It can be executed on a Windows platform, even if no Outlook is installed.</text:p>
      <text:h text:style-name="Heading_20_2" text:outline-level="2"><text:soft-page-break/>Mail Formats Suitable For Long-Term Preservation</text:h>
      <text:p text:style-name="Standard">Microsoft's proprietary <text:span text:style-name="T1">.msg</text:span>-file format is not suitable for long-term preservation because – until recently – no open specification existed<text:note text:id="ftn1" text:note-class="footnote"><text:note-citation>1</text:note-citation><text:note-body><text:p text:style-name="Footnote">The sepcifications that were made available by Microsoft are included in the developer‘s package of MsgText. The reader can judge by himself, that they leave a lot to be desired.</text:p></text:note-body></text:note>. These files conform to the so-called OLE (Microsoft's Object Linking and Embedding) „docfile“ container format filled with MAPI (Microsoft's Messaging Application Programmer's Interface) content.</text:p>
      <text:p text:style-name="Standard">We have chosen the simple text format (as documented in in the open standards RFC 822, RFC 2822) which consists of a message header, an empty line and a message body, as a suitable text format for the long-term preservation of mail content.</text:p>
      <text:p text:style-name="Standard">Thus any <text:span text:style-name="T1">.msg</text:span>-file is converted by <text:span text:style-name="T1">MsgText</text:span> to a <text:span text:style-name="T1">.txt</text:span>-file which conforms to this standard.</text:p>
      <text:p text:style-name="Standard">Many mail users, however, send more structured mail, making use of an HTML (Hypertext Mar­kup Language) mail format. Some mail users even send mail in an RTF (Rich Text Format) mail. The former is weakly standardized internationally, the latter is a proprietary but open Microsoft standard.</text:p>
      <text:p text:style-name="Standard">Where the mail content is available in a more structured form than just plain text, an HTML or RTF file is produced by <text:span text:style-name="T1">MsgText</text:span> in addition to the plain <text:span text:style-name="T1">.txt</text:span>-file. These structured versions of the mail content are stored alongside the output text file in an accompanying directory which is also used for storing attachments.</text:p>
      <text:p text:style-name="Standard">If attachments are part of the message, they are stored by <text:span text:style-name="T1">MsgText</text:span> in the attachment directory with slightly normalized file names in their original formats. If HTML content has links to attached files those are replaced by relative links, which make the HTML content appear complete, when opened in a browser.</text:p>
      <text:p text:style-name="Standard">Thus the <text:span text:style-name="T1">.msg</text:span>-file is converted <text:s/></text:p>
      <text:list xml:id="list37125920" text:style-name="L1">
        <text:list-item>
          <text:p text:style-name="P10">into a <text:span text:style-name="T1">.txt</text:span>-file which is certainly suitable for long-term preservati­on, </text:p>
        </text:list-item>
        <text:list-item>
          <text:p text:style-name="P10">possibly into HTML- or RTF-files which may well be suitable for long-term preservation,</text:p>
        </text:list-item>
        <text:list-item>
          <text:p text:style-name="P10">into unchanged attachments most likely not suitable for long-term preservation.</text:p>
        </text:list-item>
      </text:list>
      <text:p text:style-name="Standard">The decision, how to treat attachments, (which may themselves be <text:span text:style-name="Emphasis">.msg</text:span> files or <text:span text:style-name="Emphasis">.zip</text:span> files containing .<text:span text:style-name="Emphasis">msg</text:span> files, etc.) is left for further conver­sion steps. These must take into account, however, that (HTML-)links may be broken by further conversion of attached files.</text:p>
      <text:h text:style-name="Heading_20_2" text:outline-level="2">User Interface</text:h>
      <text:p text:style-name="Standard">In the context of mass conversion of large amounts of records to be archived, it has become painfully clear, that only command-line programs without any user interaction whatsoever are useful. Attempts to make use of Microsoft Outlook itself to „print“ PDF-Versions of <text:span text:style-name="T1">.msg</text:span>-files, failed miserably in this respect. (In addition, they put the current user prominently into the title of the printed message, thus misleading the reader into believing, that the user who did the conversion was the sender or recipient of the message.)</text:p>
      <text:p text:style-name="Standard"><text:span text:style-name="T1">MsgText</text:span> is designed as a command-line program which will write its output to <text:span text:style-name="T1">stdout</text:span> and its errors to <text:span text:style-name="T1">stderr</text:span>. Also it returns an exit code, indicating whether the conversion was successful. Thus it is well suited to be called by batch scripts, which want to apply it to large numbers of <text:span text:style-name="T1">.msg</text:span>-files.</text:p>
      <text:p text:style-name="Standard"><text:soft-page-break/>For users who only want to convert a single .msg file a trivial graphical user interface is available as <text:span text:style-name="Emphasis">mt.js</text:span>. Double clicking it will display a dialog for parameter entry and then execute MsgText.exe.</text:p>
      <text:h text:style-name="Heading_20_1" text:outline-level="1">Prerequisites</text:h>
      <text:p text:style-name="Standard">As <text:span text:style-name="T1">.msg</text:span>-files are in a Microsoft proprietary format, they are always created on the Windows platform. This proprietary format has been published by Microsoft after the first version of <text:span text:style-name="Emphasis">MsgText</text:span> was published. The current second version does not require an installed version of <text:span text:style-name="Emphasis">MS Outlook</text:span> any more for its operation. Nevertheless it makes use of the published interfaces of parts of the Windows platform (<text:span text:style-name="T1">ole32.dll, mapi32.dll</text:span>). Consequently <text:span text:style-name="T1">MsgText</text:span> can only be run under Windows (Win32).</text:p>
      <text:p text:style-name="Standard">Whereas the first version of <text:span text:style-name="Emphasis">MsgText</text:span> was implemented in the programming language C#, for the second version C++ was chosen, because the „.NET-wrappers“ for the important OLE interfaces turned out to be insufficient. For „old“ C++ the Platform SDK (Software Development Kit) of Microsoft contains all the relevant interface information.</text:p>
      <text:p text:style-name="Standard">If a future version of <text:span text:style-name="Emphasis">MsgText</text:span> is to run completely independent of the Windows operating system, it will probably have to be implemented in JAVA. The navigation in the „docfile“ format will then have to be implemented then without dependence of the Windows system DLLs (dynamic link libraries) <text:span text:style-name="T1">ole32.dll</text:span> and <text:span text:style-name="T1">mapi32.dll</text:span>.</text:p>
      <text:p text:style-name="Standard">For editing and compiling the sources of <text:span text:style-name="T1">MsgText</text:span> it is recommended, but not required, that Microsoft's Visual Studio be used.</text:p>
      <text:h text:style-name="Heading_20_1" text:outline-level="1">Installation</text:h>
      <text:p text:style-name="Standard"><text:span text:style-name="Emphasis">MsgText</text:span> is „installed“, by copying the distribution files to a suitable location (e.g. „<text:span text:style-name="Emphasis">C:\Programs\Enter AG\MsgText</text:span>“ or „<text:span text:style-name="Emphasis">My Documents\Enter AG\MsgText</text:span>“, if the <text:span text:style-name="Emphasis">Programs</text:span> folder is not accessible to the user). No further „installation“ is necessary. The user installing <text:span text:style-name="Emphasis">MsgText</text:span> does not need any special access rights.</text:p>
      <text:h text:style-name="Heading_20_1" text:outline-level="1">Usage</text:h>
      <text:p text:style-name="Standard">In a command window enter on the command line</text:p>
      <text:p text:style-name="Code">MsgText /h | [/d] [/l] &lt;msgfile&gt; [&lt;textfile&gt; [&lt;attachmentdir&gt;]]</text:p>
      <text:p text:style-name="Standard">where</text:p>
      <table:table table:name="Tabelle3" table:style-name="Tabelle3">
        <table:table-column table:style-name="Tabelle3.A"/>
        <table:table-column table:style-name="Tabelle3.B"/>
        <table:table-row>
          <table:table-cell table:style-name="Tabelle3.A1" office:value-type="string">
            <text:p text:style-name="Standard">/h</text:p>
          </table:table-cell>
          <table:table-cell table:style-name="Tabelle3.A1" office:value-type="string">
            <text:p text:style-name="Standard">displays usage information</text:p>
          </table:table-cell>
        </table:table-row>
        <table:table-row>
          <table:table-cell table:style-name="Tabelle3.A1" office:value-type="string">
            <text:p text:style-name="Standard">/d</text:p>
          </table:table-cell>
          <table:table-cell table:style-name="Tabelle3.A1" office:value-type="string">
            <text:p text:style-name="Standard">overwrite &lt;textfile&gt; and delete previous contents of &lt;attachmentdir&gt;</text:p>
          </table:table-cell>
        </table:table-row>
        <table:table-row>
          <table:table-cell table:style-name="Tabelle3.A1" office:value-type="string">
            <text:p text:style-name="Standard">/l</text:p>
          </table:table-cell>
          <table:table-cell table:style-name="Tabelle3.A1" office:value-type="string">
            <text:p text:style-name="Standard">list files that would be created (.msg file will not be converted)</text:p>
          </table:table-cell>
        </table:table-row>
        <table:table-row>
          <table:table-cell table:style-name="Tabelle3.A1" office:value-type="string">
            <text:p text:style-name="Standard">&lt;msgfile&gt;</text:p>
          </table:table-cell>
          <table:table-cell table:style-name="Tabelle3.A1" office:value-type="string">
            <text:p text:style-name="Standard">file name of input .msg file</text:p>
          </table:table-cell>
        </table:table-row>
        <table:table-row>
          <table:table-cell table:style-name="Tabelle3.A1" office:value-type="string">
            <text:p text:style-name="Standard">&lt;textfile&gt;</text:p>
          </table:table-cell>
          <table:table-cell table:style-name="Tabelle3.A1" office:value-type="string">
            <text:p text:style-name="Standard">file name of output (default: &lt;msgfile&gt; with '.msg' replaced by '.txt')</text:p>
          </table:table-cell>
        </table:table-row>
        <table:table-row>
          <table:table-cell table:style-name="Tabelle3.A1" office:value-type="string">
            <text:p text:style-name="Standard">&lt;attachmentdir&gt;</text:p>
          </table:table-cell>
          <table:table-cell table:style-name="Tabelle3.A1" office:value-type="string">
            <text:p text:style-name="Standard">attachment directory will be created if needed</text:p>
            <text:p text:style-name="Standard">(default: &lt;msgfile&gt; without extension)</text:p>
          </table:table-cell>
        </table:table-row>
      </table:table>
      <text:p text:style-name="Standard"><text:soft-page-break/>If the executable <text:span text:style-name="T1">MsgText.exe</text:span> is not in the Windows system directory, in the current directory or in a directory in the %PATH% environment variable, its absolute file name must be entered instead.</text:p>
      <text:p text:style-name="Standard">The file names of the attachments are used. For embedded messages the Subject line is used as a file name but invalid characters like : <text:span text:style-name="T2">'</text:span>*<text:span text:style-name="T2">',</text:span> <text:span text:style-name="T2">'</text:span>?<text:span text:style-name="T2">',</text:span> <text:span text:style-name="T2">'</text:span>\<text:span text:style-name="T2">',</text:span> <text:span text:style-name="T2">'</text:span>/<text:span text:style-name="T2">', '“',</text:span> <text:span text:style-name="T2">'</text:span>&lt;<text:span text:style-name="T2">',</text:span> <text:span text:style-name="T2">'</text:span>&gt;<text:span text:style-name="T2">', and</text:span> <text:span text:style-name="T2">'</text:span>|<text:span text:style-name="T2">'</text:span> are removed.</text:p>
      <text:h text:style-name="Heading_20_1" text:outline-level="1">Function</text:h>
      <text:p text:style-name="Standard">If the message file <text:span text:style-name="T1">example.msg</text:span> contains HTML mail and two attachments <text:span text:style-name="T1">example.att</text:span> and <text:span text:style-name="T1">prüfung.att</text:span>, then running</text:p>
      <text:p text:style-name="Code">MsgText /d examples.msg</text:p>
      <text:p text:style-name="Standard">will produce the following directories and files in the directory where <text:span text:style-name="T1">example.msg</text:span> is located:</text:p>
      <text:list xml:id="list37151026" text:style-name="L2">
        <text:list-item>
          <text:p text:style-name="P11">example.txt</text:p>
        </text:list-item>
        <text:list-item>
          <text:p text:style-name="P11">example\example.html</text:p>
        </text:list-item>
        <text:list-item>
          <text:p text:style-name="P11">example\example.att</text:p>
        </text:list-item>
        <text:list-item>
          <text:p text:style-name="P11">example\prüfung.att</text:p>
        </text:list-item>
      </text:list>
      <text:p text:style-name="Standard">If <text:span text:style-name="T1">example.html</text:span> contained a link to <text:span text:style-name="T1">prüfung.att</text:span>, it will be replaced by a local link to <text:span text:style-name="T1">prüfung.att</text:span>. Thus opening <text:span text:style-name="T1">example.html</text:span> with a browser will display the complete HTML message with its linked components (e.g. images).</text:p>
      <text:p text:style-name="Standard">If <text:span text:style-name="T1">example.txt</text:span> existed before, it is overwritten without warning. If the /d switch were not present, the conversion would be aborted in such a case. If a subdirectory <text:span text:style-name="T1">example</text:span> existed before, it is deleted with all its contents without warning. The subdirectory <text:span text:style-name="T1">example</text:span> is then created and filled with the HTML message and the attachments.</text:p>
      <text:p text:style-name="Standard">The original message file <text:span text:style-name="T1">example.msg</text:span> will remain in its place unchanged. It has only been opened for reading.</text:p>
      <text:p text:style-name="Standard">If <text:span text:style-name="T1">example.msg</text:span> represented a received message, then the message header in <text:span text:style-name="T1">example.txt</text:span> is an exact copy of the Internet header of the actual transmission. If it represented a sent or unsent message, then the message header may only contain partial information. In particular the <text:span text:style-name="T1">Date:</text:span> header is missing in messages that were not sent.</text:p>
      <text:h text:style-name="Heading_20_1" text:outline-level="1">Distribution</text:h>
      <text:p text:style-name="Standard"><text:span text:style-name="T1">MsgText</text:span> being an open source program is distributed with the sources available in the version control of SourceForge<text:note text:id="ftn2" text:note-class="footnote"><text:note-citation>1</text:note-citation><text:note-body><text:p text:style-name="Footnote"><text:a xlink:type="simple" xlink:href="https://sourceforge.net/projects/msgtext/develop">https://sourceforge.net/projects/msgtext/develop</text:a> </text:p></text:note-body></text:note>. For users who just want to use <text:span text:style-name="Emphasis">MsgText</text:span> a ZIP file <text:span text:style-name="Emphasis">mtbin_&lt;v&gt;_&lt;rr&gt;.zip</text:span> just containing the executables is available.</text:p>
      <text:h text:style-name="Heading_20_1" text:outline-level="1">Development</text:h>
      <text:p text:style-name="Standard">For developers we have packaged the relevant documentation from Microsoft as well as the useful <text:span text:style-name="Emphasis">DFVIEW.EXE</text:span> from Microsoft in the <text:span text:style-name="Emphasis">documents</text:span> folder.</text:p>
      <text:p text:style-name="Ort_20_Datum">Zurich, October 8, 2009<text:tab/><text:bookmark-ref text:reference-format="text" text:ref-name="author">Dr. sc. math. Hartwig Thoma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Times New Roman1" svg:font-family="'Times New Roman'" style:font-family-generic="swiss"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423cm" fo:margin-bottom="0cm" fo:orphans="2" fo:widows="2" fo:hyphenation-ladder-count="no-limit" style:writing-mode="lr-tb"/>
      <style:text-properties style:use-window-font-color="true" style:font-name="Arial" fo:font-size="11pt" fo:language="de" fo:country="CH" style:font-name-asian="Times New Roman" style:font-size-asian="11pt" style:language-asian="zxx" style:country-asian="none"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423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cm" fo:margin-right="0cm" fo:text-indent="0cm" style:auto-text-indent="false" style:page-number="auto" fo:break-before="auto" fo:break-after="auto" fo:background-color="transparent" fo:keep-with-next="always">
        <style:tab-stops/>
        <style:background-image/>
      </style:paragraph-propertie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left="0cm" fo:margin-right="0cm" fo:text-indent="0cm" style:auto-text-indent="false" style:page-number="auto" fo:background-color="transparent" fo:keep-with-next="always" text:number-lines="false" text:line-number="0">
        <style:tab-stops/>
        <style:background-image/>
      </style:paragraph-properties>
      <style:text-properties style:font-name="Arial" fo:font-size="11pt" fo:language="zxx" fo:country="none" fo:font-weight="bold" style:font-size-asian="11pt" style:language-asian="zxx" style:country-asian="none" style:font-weight-asian="bold"/>
    </style:style>
    <style:style style:name="Heading_20_3" style:display-name="Heading 3" style:family="paragraph" style:parent-style-name="Standard" style:next-style-name="Standard" style:class="text">
      <style:paragraph-properties fo:margin-left="0cm" fo:margin-right="0cm" fo:text-indent="0cm" style:auto-text-indent="false" fo:keep-with-next="always"/>
      <style:text-properties style:font-name="Arial" fo:font-size="11pt" fo:language="zxx" fo:country="none" fo:font-style="italic" fo:font-weight="bold" style:font-size-asian="11pt" style:language-asian="zxx" style:country-asian="none" style:font-style-asian="italic" style:font-weight-asian="bold"/>
    </style:style>
    <style:style style:name="Heading_20_4" style:display-name="Heading 4" style:family="paragraph" style:parent-style-name="Standard" style:next-style-name="Standard" style:class="text">
      <style:paragraph-properties fo:margin-left="0cm" fo:margin-right="0cm" fo:text-indent="0cm" style:auto-text-indent="false" fo:keep-with-next="always"/>
      <style:text-properties fo:font-style="italic" style:font-style-asian="italic"/>
    </style:style>
    <style:style style:name="Heading_20_5" style:display-name="Heading 5" style:family="paragraph" style:parent-style-name="Standard" style:next-style-name="Standard" style:class="text">
      <style:text-properties style:font-name="Arial" fo:font-size="11pt" fo:language="zxx" fo:country="none" fo:font-style="italic" style:font-size-asian="11pt" style:language-asian="zxx" style:country-asian="none" style:font-style-asian="italic" style:font-size-complex="13pt" style:font-style-complex="italic" style:font-weight-complex="bold"/>
    </style:style>
    <style:style style:name="Heading_20_6" style:display-name="Heading 6" style:family="paragraph" style:parent-style-name="Standard" style:next-style-name="Standard" style:class="text">
      <style:text-properties fo:font-style="italic" style:font-style-asian="italic"/>
    </style:style>
    <style:style style:name="Heading_20_7" style:display-name="Heading 7"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List_20_1" style:class="list" style:master-page-name="">
      <style:paragraph-properties fo:margin-left="0cm" fo:margin-right="0cm" fo:margin-top="0cm" fo:margin-bottom="0.212cm" fo:text-indent="0cm" style:auto-text-indent="false" style:page-number="auto" fo:background-color="transparent" fo:keep-with-next="always">
        <style:tab-stops/>
        <style:background-image/>
      </style:paragraph-properties>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499cm" style:auto-text-indent="false">
        <style:tab-stops/>
      </style:paragraph-properties>
    </style:style>
    <style:style style:name="Header" style:family="paragraph" style:parent-style-name="Standard" style:class="extra" style:master-page-name="">
      <style:paragraph-properties fo:margin-top="0cm" fo:margin-bottom="0cm" style:page-number="auto" fo:padding-left="0cm" fo:padding-right="0cm" fo:padding-top="0cm" fo:padding-bottom="0.035cm" fo:border-left="none" fo:border-right="none" fo:border-top="none" fo:border-bottom="0.002cm solid #808080">
        <style:tab-stops>
          <style:tab-stop style:position="8.001cm" style:type="center"/>
          <style:tab-stop style:position="16.002cm" style:type="right"/>
        </style:tab-stops>
      </style:paragraph-properties>
      <style:text-properties fo:color="#808080"/>
    </style:style>
    <style:style style:name="Footer" style:family="paragraph" style:parent-style-name="Standard" style:class="extra">
      <style:paragraph-properties fo:padding-left="0cm" fo:padding-right="0cm" fo:padding-top="0.035cm" fo:padding-bottom="0cm" fo:border-left="none" fo:border-right="none" fo:border-top="0.002cm solid #808080" fo:border-bottom="none">
        <style:tab-stops>
          <style:tab-stop style:position="16.503cm" style:type="right"/>
        </style:tab-stops>
      </style:paragraph-properties>
      <style:text-properties fo:color="#808080"/>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class="index">
      <style:paragraph-properties fo:margin-left="0.76cm" fo:margin-right="0cm" fo:margin-top="0.212cm" fo:margin-bottom="0cm" fo:orphans="2" fo:widows="2" style:register-true="false" fo:text-indent="-0.76cm" style:auto-text-indent="false">
        <style:tab-stops>
          <style:tab-stop style:position="15.743cm" style:type="right" style:leader-style="dotted" style:leader-text="."/>
        </style:tab-stops>
      </style:paragraph-properties>
      <style:text-properties fo:text-transform="capitalize" style:use-window-font-color="true" style:font-name="Arial" fo:font-size="11pt" fo:language="de" fo:country="CH" fo:font-weight="bold" style:font-name-asian="Times New Roman" style:font-size-asian="11pt" style:font-weight-asian="bold" style:font-name-complex="Times New Roman" style:font-size-complex="10pt" style:language-complex="ar" style:country-complex="SA"/>
    </style:style>
    <style:style style:name="Contents_20_2" style:display-name="Contents 2" style:family="paragraph" style:parent-style-name="Standard" style:class="index">
      <style:paragraph-properties fo:margin-left="1.251cm" fo:margin-right="0cm" fo:orphans="2" fo:widows="2" fo:text-indent="-1cm" style:auto-text-indent="false">
        <style:tab-stops>
          <style:tab-stop style:position="15.503cm" style:type="right" style:leader-style="dotted" style:leader-text="."/>
        </style:tab-stops>
      </style:paragraph-properties>
      <style:text-properties style:use-window-font-color="true" style:font-name="Arial" fo:font-size="10pt" fo:language="de" fo:country="CH" fo:font-weight="bold" style:font-name-asian="Times New Roman" style:font-size-asian="10pt" style:font-weight-asian="bold" style:font-name-complex="Times New Roman" style:font-size-complex="10pt" style:language-complex="ar" style:country-complex="SA"/>
    </style:style>
    <style:style style:name="Contents_20_3" style:display-name="Contents 3" style:family="paragraph" style:parent-style-name="Standard" style:class="index">
      <style:paragraph-properties fo:margin-left="1.499cm" fo:margin-right="0cm" fo:orphans="2" fo:widows="2" fo:text-indent="-1cm" style:auto-text-indent="false">
        <style:tab-stops>
          <style:tab-stop style:position="15.233cm" style:type="right" style:leader-style="dotted" style:leader-text="."/>
        </style:tab-stops>
      </style:paragraph-properties>
      <style:text-properties style:use-window-font-color="true" style:font-name="Arial" fo:font-size="10pt" fo:language="de" fo:country="CH" style:font-name-asian="Times New Roman" style:font-size-asian="10pt" style:font-name-complex="Times New Roman" style:font-size-complex="10pt" style:language-complex="ar" style:country-complex="SA"/>
    </style:style>
    <style:style style:name="Contents_20_4" style:display-name="Contents 4" style:family="paragraph" style:parent-style-name="Standard" style:class="index">
      <style:paragraph-properties fo:margin-left="1.76cm" fo:margin-right="0cm" fo:orphans="2" fo:widows="2" fo:text-indent="-1cm" style:auto-text-indent="false">
        <style:tab-stops>
          <style:tab-stop style:position="14.903cm" style:type="right" style:leader-style="dotted" style:leader-text="."/>
        </style:tab-stops>
      </style:paragraph-properties>
      <style:text-properties style:use-window-font-color="true" style:font-name="Arial" fo:font-size="10pt" fo:language="de" fo:country="CH" style:font-name-asian="Times New Roman" style:font-size-asian="10pt" style:font-name-complex="Times New Roman" style:font-size-complex="11pt" style:language-complex="ar" style:country-complex="SA"/>
    </style:style>
    <style:style style:name="Contents_20_5" style:display-name="Contents 5" style:family="paragraph" style:parent-style-name="Standard" style:class="index">
      <style:paragraph-properties fo:margin-left="2cm" fo:margin-right="0cm" fo:orphans="2" fo:widows="2" fo:text-indent="-1cm" style:auto-text-indent="false">
        <style:tab-stops>
          <style:tab-stop style:position="14.803cm" style:type="right" style:leader-style="dotted" style:leader-text="."/>
        </style:tab-stops>
      </style:paragraph-properties>
      <style:text-properties style:use-window-font-color="true" style:font-name="Times New Roman" fo:font-size="10pt" fo:language="de" fo:country="CH" style:font-name-asian="Times New Roman" style:font-size-asian="10pt" style:font-name-complex="Times New Roman" style:font-size-complex="10pt" style:language-complex="ar" style:country-complex="SA"/>
    </style:style>
    <style:style style:name="Contents_20_6" style:display-name="Contents 6" style:family="paragraph" style:parent-style-name="Standard" style:class="index">
      <style:paragraph-properties fo:margin-left="1.7cm" fo:margin-right="0cm" fo:orphans="2" fo:widows="2" fo:text-indent="-1.7cm" style:auto-text-indent="false">
        <style:tab-stops>
          <style:tab-stop style:position="14.803cm" style:type="right" style:leader-style="dotted" style:leader-text="."/>
        </style:tab-stops>
      </style:paragraph-properties>
      <style:text-properties style:use-window-font-color="true" style:font-name="Times New Roman" fo:font-size="10pt" fo:language="de" fo:country="CH" style:font-name-asian="Times New Roman"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de" style:family="paragraph" style:parent-style-name="Standard" style:next-style-name="Standard" style:master-page-name="">
      <style:paragraph-properties fo:margin-top="0.212cm" fo:margin-bottom="0cm" fo:hyphenation-ladder-count="no-limit" style:page-number="auto"/>
      <style:text-properties style:font-name="Courier" fo:font-size="8pt" style:font-size-asian="10pt" fo:hyphenate="false" fo:hyphenation-remain-char-count="2" fo:hyphenation-push-char-count="2"/>
    </style:style>
    <style:style style:name="Dok_20_Art" style:display-name="Dok Art" style:family="paragraph" style:parent-style-name="Standard" style:next-style-name="Standard">
      <style:paragraph-properties fo:keep-together="always" fo:keep-with-next="always"/>
      <style:text-properties fo:font-size="16pt" fo:letter-spacing="-0.007cm" fo:font-weight="bold" style:letter-kerning="true" style:font-size-asian="16pt" style:font-weight-asian="bold"/>
    </style:style>
    <style:style style:name="Dok_20_Titel_20_folgend" style:display-name="Dok Titel folgend" style:family="paragraph" style:parent-style-name="Header" style:next-style-name="Standard">
      <style:paragraph-properties fo:padding="0cm" fo:border="none"/>
      <style:text-properties style:use-window-font-color="true" fo:font-size="13pt" fo:font-weight="bold" style:font-size-asian="13pt" style:font-weight-asian="bold"/>
    </style:style>
    <style:style style:name="Dok_20_Art_20_folgend" style:display-name="Dok Art folgend" style:family="paragraph" style:parent-style-name="Standard" style:next-style-name="Standard">
      <style:text-properties fo:font-style="italic" fo:font-weight="bold" style:font-style-asian="italic" style:font-weight-asian="bold" style:font-name-complex="Arial"/>
    </style:style>
    <style:style style:name="Inhaltsverzeichnis" style:family="paragraph" style:parent-style-name="Standard">
      <style:paragraph-properties fo:margin-left="0cm" fo:margin-right="1cm" style:line-height-at-least="0.388cm" fo:keep-together="always" fo:text-indent="0cm" style:auto-text-indent="false" fo:keep-with-next="always"/>
      <style:text-properties fo:text-transform="uppercase" fo:letter-spacing="-0.007cm" fo:font-weight="bold" style:letter-kerning="true" style:font-weight-asian="bold"/>
    </style:style>
    <style:style style:name="Ort_20_Datum" style:display-name="Ort Datum" style:family="paragraph" style:parent-style-name="Standard" style:next-style-name="Standard">
      <style:paragraph-properties fo:margin-top="1.693cm" fo:margin-bottom="0cm">
        <style:tab-stops>
          <style:tab-stop style:position="9.001cm"/>
        </style:tab-stops>
      </style:paragraph-properties>
      <style:text-properties style:font-name-complex="Arial"/>
    </style:style>
    <style:style style:name="Inhalt_20_Abschluss" style:display-name="Inhalt Abschluss" style:family="paragraph" style:parent-style-name="Standard">
      <style:paragraph-properties fo:margin-top="0.141cm" fo:margin-bottom="0cm"/>
      <style:text-properties fo:font-size="1pt" style:font-size-asian="1pt" style:font-name-complex="Arial"/>
    </style:style>
    <style:style style:name="Dok_20_Titel" style:display-name="Dok Titel" style:family="paragraph" style:parent-style-name="Standard" style:next-style-name="Standard">
      <style:text-properties fo:font-size="18pt" fo:font-weight="bold" style:font-size-asian="18pt" style:font-weight-asian="bold"/>
    </style:style>
    <style:style style:name="Titelblatt_5f_Datum" style:display-name="Titelblatt_Datum" style:family="paragraph" style:parent-style-name="Standard" style:next-style-name="Standard"/>
    <style:style style:name="Footnote_20_Symbol" style:display-name="Footnote Symbol" style:family="text" style:parent-style-name="WW-Absatz-Standardschriftar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suffix=" " style:num-format="1" text:display-levels="6">
        <style:list-level-properties/>
      </text:list-level-style-number>
      <text:list-level-style-number text:level="7" text:style-name="Numbering_20_Symbols" style:num-suffix=" " style:num-format="1" text:display-levels="7">
        <style:list-level-properties/>
      </text:list-level-style-number>
      <text:list-level-style-number text:level="8" text:style-name="Numbering_20_Symbols" style:num-suffix=" " style:num-format="1" text:display-levels="8">
        <style:list-level-properties/>
      </text:list-level-style-number>
      <text:list-level-style-number text:level="9" text:style-name="Numbering_20_Symbols" style:num-suffix=" " style:num-format="1" text:display-levels="9">
        <style:list-level-properties/>
      </text:list-level-style-number>
      <text:list-level-style-number text:level="10" text:style-name="Numbering_20_Symbols" style:num-suffix=" " style:num-format="1" text:display-levels="10">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suffix=" " style:num-format="1" text:start-value="2" text:display-levels="2">
        <style:list-level-properties/>
      </text:list-level-style-number>
      <text:list-level-style-number text:level="3" text:style-name="Numbering_20_Symbols" style:num-suffix=" " style:num-format="1" text:start-value="3" text:display-levels="3">
        <style:list-level-properties/>
      </text:list-level-style-number>
      <text:list-level-style-number text:level="4" text:style-name="Numbering_20_Symbols" style:num-suffix=" " style:num-format="1" text:start-value="4" text:display-levels="4">
        <style:list-level-properties/>
      </text:list-level-style-number>
      <text:list-level-style-number text:level="5" text:style-name="Numbering_20_Symbols" style:num-suffix=" " style:num-format="1" text:start-value="5" text:display-levels="5">
        <style:list-level-properties/>
      </text:list-level-style-number>
      <text:list-level-style-number text:level="6" text:style-name="Numbering_20_Symbols" style:num-suffix=" " style:num-format="1" text:start-value="6" text:display-levels="6">
        <style:list-level-properties/>
      </text:list-level-style-number>
      <text:list-level-style-number text:level="7" text:style-name="Numbering_20_Symbols" style:num-suffix=" " style:num-format="1" text:start-value="7" text:display-levels="7">
        <style:list-level-properties/>
      </text:list-level-style-number>
      <text:list-level-style-number text:level="8" text:style-name="Numbering_20_Symbols" style:num-suffix=" " style:num-format="1" text:start-value="8" text:display-levels="8">
        <style:list-level-properties/>
      </text:list-level-style-number>
      <text:list-level-style-number text:level="9" text:style-name="Numbering_20_Symbols" style:num-suffix=" " style:num-format="1" text:start-value="9" text:display-levels="9">
        <style:list-level-properties/>
      </text:list-level-style-number>
      <text:list-level-style-number text:level="10" text:style-name="Numbering_20_Symbols" style:num-suffix=" " style:num-format="1" text:start-value="10" text:display-levels="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text:display-levels="2">
        <style:list-level-properties text:space-before="3cm"/>
      </text:list-level-style-number>
      <text:list-level-style-number text:level="3" text:style-name="Numbering_20_Symbols" style:num-format="1" text:start-value="3" text:display-levels="3">
        <style:list-level-properties text:space-before="6.001cm"/>
      </text:list-level-style-number>
      <text:list-level-style-number text:level="4" text:style-name="Numbering_20_Symbols" style:num-format="1" text:start-value="4" text:display-levels="4">
        <style:list-level-properties text:space-before="9.001cm"/>
      </text:list-level-style-number>
      <text:list-level-style-number text:level="5" text:style-name="Numbering_20_Symbols" style:num-format="1" text:start-value="5" text:display-levels="5">
        <style:list-level-properties text:space-before="12.002cm"/>
      </text:list-level-style-number>
      <text:list-level-style-number text:level="6" text:style-name="Numbering_20_Symbols" style:num-format="1" text:start-value="6" text:display-levels="6">
        <style:list-level-properties text:space-before="15.002cm"/>
      </text:list-level-style-number>
      <text:list-level-style-number text:level="7" text:style-name="Numbering_20_Symbols" style:num-format="1" text:start-value="7" text:display-levels="7">
        <style:list-level-properties text:space-before="18.002cm"/>
      </text:list-level-style-number>
      <text:list-level-style-number text:level="8" text:style-name="Numbering_20_Symbols" style:num-format="1" text:start-value="8" text:display-levels="8">
        <style:list-level-properties text:space-before="21.003cm"/>
      </text:list-level-style-number>
      <text:list-level-style-number text:level="9" text:style-name="Numbering_20_Symbols" style:num-format="1" text:start-value="9" text:display-levels="9">
        <style:list-level-properties text:space-before="24.003cm"/>
      </text:list-level-style-number>
      <text:list-level-style-number text:level="10" text:style-name="Numbering_20_Symbols" style:num-format="1" text:start-value="10" text:display-levels="10">
        <style:list-level-properties text:space-before="27.00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a" style:num-letter-sync="true">
        <style:list-level-properties text:space-before="3.81cm" text:min-label-width="0.635cm"/>
      </text:list-level-style-number>
      <text:list-level-style-number text:level="5" style:num-prefix="(" style:num-suffix=")" style:num-format="1">
        <style:list-level-properties text:space-before="5.08cm" text:min-label-width="0.635cm"/>
      </text:list-level-style-number>
      <text:list-level-style-number text:level="6" style:num-prefix="(" style:num-suffix=")" style:num-format="a" style:num-letter-sync="true">
        <style:list-level-properties text:space-before="6.35cm" text:min-label-width="0.635cm"/>
      </text:list-level-style-number>
      <text:list-level-style-number text:level="7" style:num-prefix="(" style:num-suffix=")" style:num-format="i">
        <style:list-level-properties text:space-before="7.62cm" text:min-label-width="0.635cm"/>
      </text:list-level-style-number>
      <text:list-level-style-number text:level="8" style:num-prefix="(" style:num-suffix=")" style:num-format="a" style:num-letter-sync="true">
        <style:list-level-properties text:space-before="8.89cm" text:min-label-width="0.635cm"/>
      </text:list-level-style-number>
      <text:list-level-style-number text:level="9" style:num-prefix="(" style:num-suffix=")" style:num-format="i">
        <style:list-level-properties text:space-before="10.16cm" text:min-label-width="0.635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agraph-properties text:enable-numbering="false" fo:margin-left="0cm" fo:margin-right="0cm" fo:margin-top="0cm" fo:margin-bottom="0cm" fo:line-height="100%" fo:text-align="center" fo:text-indent="0cm"/>
    </style:style>
    <style:style style:name="MP3" style:family="paragraph">
      <style:paragraph-properties text:enable-numbering="false" fo:margin-left="0cm" fo:margin-right="0cm" fo:margin-top="0cm" fo:margin-bottom="0cm" fo:line-height="100%" fo:text-align="center" fo:text-indent="0cm"/>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MT1" style:family="text">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Mgr1" style:family="graphic">
      <style:graphic-properties draw:stroke="solid" svg:stroke-width="0.3cm" svg:stroke-color="#808080" draw:marker-start-width="0.651cm" draw:marker-start-center="false" draw:marker-end="Rounded_20_short_20_Arrow" draw:marker-end-width="0.651cm" draw:marker-end-center="false" draw:fill="none" draw:fill-color="#00b8ff" draw:textarea-horizontal-align="center" draw:textarea-vertical-align="middle" fo:padding-top="0.15cm" fo:padding-bottom="0.15cm" fo:padding-left="0.15cm" fo:padding-right="0.1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6cm" fo:margin-left="0cm" fo:margin-right="0cm" fo:margin-bottom="0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1.27cm" fo:margin-bottom="1.27cm" fo:margin-left="3cm" fo:margin-right="1.50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dynamic-spacing="true"/>
      </style:header-style>
      <style:footer-style>
        <style:header-footer-properties fo:min-height="1.231cm" fo:margin-left="0cm" fo:margin-right="0cm" fo:margin-top="0.73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reference-ref text:reference-format="text" text:ref-name="DokTitel">MsgText</text:reference-ref> – <text:reference-ref text:reference-format="text" text:ref-name="DokArt">Manual</text:reference-ref></text:p>
      </style:header>
      <style:footer>
        <text:p text:style-name="Footer"><text:creation-date style:data-style-name="N76">8. Februar 2011</text:creation-date><text:tab/>Seite <text:page-number text:select-page="current">5</text:page-number>/<text:page-count style:num-format="1">5</text:page-count></text:p>
      </style:footer>
    </style:master-page>
    <style:master-page style:name="First_20_Page" style:display-name="First Page" style:page-layout-name="Mpm2" style:next-style-name="Standard">
      <style:header>
        <text:p text:style-name="MP1"><draw:polyline text:anchor-type="paragraph" draw:z-index="0" draw:name="Enter Logo" draw:style-name="Mgr1" draw:text-style-name="MP3" svg:width="6.499cm" svg:height="1.999cm" svg:x="9.897cm" svg:y="0.026cm" svg:viewBox="0 0 6500 2000" draw:points="6500,0 6500,2000 432,2000 0,2000"><text:p text:style-name="MP2"><text:span text:style-name="MT1">Enter AG</text:span></text:p></draw:polyline></text:p>
        <text:p text:style-name="MP1"/>
        <text:p text:style-name="MP1"/>
        <text:p text:style-name="MP1"/>
        <text:p text:style-name="MP1">Müllerstrasse 64, 8004 Zürich, 043 311 59 15</text:p>
      </style:header>
      <style:footer>
        <text:p text:style-name="Footer"><text:tab/>Seite <text:page-number text:select-page="current">5</text:page-number>/<text:page-count style:num-format="1">5</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Hartwig Thomas</meta:initial-creator>
    <meta:creation-date>2011-02-08T09:40:04</meta:creation-date>
    <dc:language>en-US</dc:language>
    <meta:editing-cycles>4</meta:editing-cycles>
    <meta:editing-duration>PT00H02M46S</meta:editing-duration>
    <dc:date>2011-03-04T17:03:51.25</dc:date>
    <dc:creator>Hartwig Thomas</dc:creator>
    <meta:keyword>Outlook</meta:keyword>
    <meta:keyword>MAPI</meta:keyword>
    <meta:keyword>preservation</meta:keyword>
    <dc:subject>Converting .msg files to .txt files and extracting attachments</dc:subject>
    <dc:title>MsgText Manual</dc:title>
    <dc:description>When attempting to convert records of a government administration into a format suitable for long-term preservation, the problem of converting .msg-files into a non-proprietary format was encountered.
This led to the development of the program MsgText, which addresses this problem.</dc:description>
    <meta:document-statistic meta:table-count="3" meta:image-count="0" meta:object-count="0" meta:page-count="5" meta:paragraph-count="102" meta:word-count="1655" meta:character-count="10498"/>
    <meta:user-defined meta:name="Info 1"/>
    <meta:user-defined meta:name="Info 2"/>
    <meta:user-defined meta:name="Info 3"/>
    <meta:user-defined meta:name="Info 4"/>
    <meta:template xlink:type="simple" xlink:actuate="onRequest" xlink:title="Bericht" xlink:href="/U:/Hartwig/Vorlagen/Bericht.ott" meta:date="2007-07-11T10:28:42"/>
  </office:meta>
</office:document-meta>
</file>